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officeooo:rsid="0006e1e2" officeooo:paragraph-rsid="0006e1e2"/>
    </style:style>
    <style:style style:name="P2" style:family="paragraph" style:parent-style-name="Standard">
      <style:text-properties style:font-name="Arial" officeooo:rsid="0006e1e2" officeooo:paragraph-rsid="0006e1e2"/>
    </style:style>
    <style:style style:name="P3" style:family="paragraph" style:parent-style-name="Standard">
      <style:text-properties style:font-name="Arial" officeooo:paragraph-rsid="00096e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e9f" style:font-weight-asian="bold" style:font-weight-complex="bold"/>
    </style:style>
    <style:style style:name="T3" style:family="text">
      <style:text-properties fo:font-weight="normal" officeooo:rsid="00096e9f" style:font-weight-asian="normal" style:font-weight-complex="normal"/>
    </style:style>
    <style:style style:name="T4" style:family="text">
      <style:text-properties officeooo:rsid="00096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bén Agra Casal <text:tab/><text:tab/><text:tab/><text:tab/><text:tab/><text:tab/><text:tab/><text:tab/>Tarefa <text:span text:style-name="T4">2</text:span></text:p>
      <text:p text:style-name="P2"/>
      <text:p text:style-name="P3"><text:span text:style-name="T1">1. double. → </text:span><text:span text:style-name="T3">No sería válido porque “double” es una palabra reservada.</text:span></text:p>
      <text:p text:style-name="P3"><text:span text:style-name="T1">2. /horaactual. → </text:span><text:span text:style-name="T3">No sería válido porque el carácter “/” no se puede utilizar para identificar una variable</text:span></text:p>
      <text:p text:style-name="P3"><text:span text:style-name="T1">3. $hora. → </text:span><text:span text:style-name="T3">Sí sería válido</text:span></text:p>
      <text:p text:style-name="P3"><text:span text:style-name="T1">4. MiHora. → </text:span><text:span text:style-name="T3">Sí sería válido</text:span></text:p>
      <text:p text:style-name="P3"><text:span text:style-name="T1">5. _hora. → </text:span><text:span text:style-name="T3">Sí sería válido</text:span></text:p>
      <text:p text:style-name="P3"><text:span text:style-name="T1">6. 5hora. → </text:span><text:span text:style-name="T3">No sería válido ya que el programa identifica el “5” como un valor numérico aparte de la identificación.</text:span></text:p>
      <text:p text:style-name="P3"><text:span text:style-name="T1">7. char. → </text:span><text:span text:style-name="T3">No sería válido porque “char” es una palabra reserva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21:35:59.703000000</meta:creation-date>
    <dc:date>2023-10-18T17:44:26.774000000</dc:date>
    <meta:editing-duration>PT11M56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8" meta:word-count="86" meta:character-count="474" meta:non-whitespace-character-count="388"/>
  </office:meta>
</office:document-meta>
</file>